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C000003BD8A0D31A6.png"/>
  <manifest:file-entry manifest:media-type="image/png" manifest:full-path="Pictures/10000201000007D0000008B18021550B.png"/>
  <manifest:file-entry manifest:media-type="image/png" manifest:full-path="Pictures/10000201000007D000000845BA1E4153.png"/>
  <manifest:file-entry manifest:media-type="image/png" manifest:full-path="Pictures/100002010000012C0000012CD052B75E.png"/>
  <manifest:file-entry manifest:media-type="image/png" manifest:full-path="Pictures/10000201000007D0000007D066F10D49.png"/>
  <manifest:file-entry manifest:media-type="image/png" manifest:full-path="Pictures/10000201000001F4000001F4E9FA9954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4B015EBB126.png"/>
  <manifest:file-entry manifest:media-type="image/png" manifest:full-path="Pictures/10000201000004B0000005A23FFA4C1B.png"/>
  <manifest:file-entry manifest:media-type="image/png" manifest:full-path="Pictures/10000201000007D0000007D0DFD0E2D1.png"/>
  <manifest:file-entry manifest:media-type="image/png" manifest:full-path="Pictures/10000201000007D0000009A2F4E07D0B.png"/>
  <manifest:file-entry manifest:media-type="image/png" manifest:full-path="Pictures/10000201000005660000048C3776F771.png"/>
  <manifest:file-entry manifest:media-type="image/png" manifest:full-path="Pictures/10000201000004B00000042217D46192.png"/>
  <manifest:file-entry manifest:media-type="image/png" manifest:full-path="Pictures/100002010000010000000100D60762DA.png"/>
  <manifest:file-entry manifest:media-type="image/png" manifest:full-path="Pictures/10000201000007D0000007D03ADBA119.png"/>
  <manifest:file-entry manifest:media-type="image/png" manifest:full-path="Pictures/10000201000007FC000007E3738E6F8F.png"/>
  <manifest:file-entry manifest:media-type="image/jpeg" manifest:full-path="Pictures/1000000000000280000001E0AEBEFDB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416cm" table:end-y="0.514cm" draw:z-index="18" draw:name="Grafik 10" draw:style-name="gr1" draw:text-style-name="P1" svg:width="0.4cm" svg:height="0.5cm" svg:x="0.016cm" svg:y="0.014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2" table:end-x="0.482cm" table:end-y="0.514cm" draw:z-index="1" draw:name="Grafik 9" draw:style-name="gr1" draw:text-style-name="P1" svg:width="0.5cm" svg:height="0.5cm" svg:x="0.53cm" svg:y="0.014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416cm" table:end-y="0.513cm" draw:z-index="19" draw:name="Grafik 6" draw:style-name="gr1" draw:text-style-name="P1" svg:width="0.4cm" svg:height="0.5cm" svg:x="0.016cm" svg:y="0.01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3" table:end-x="0.522cm" table:end-y="0.413cm" draw:z-index="2" draw:name="Grafik 5" draw:style-name="gr1" draw:text-style-name="P1" svg:width="0.54cm" svg:height="0.4cm" svg:x="0.53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516cm" table:end-y="0.51cm" draw:z-index="31" draw:name="Grafik 15" draw:style-name="gr1" draw:text-style-name="P1" svg:width="0.5cm" svg:height="0.5cm" svg:x="0.01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4" table:end-x="0.482cm" table:end-y="0.51cm" draw:z-index="12" draw:name="Grafik 18" draw:style-name="gr1" draw:text-style-name="P1" svg:width="0.5cm" svg:height="0.5cm" svg:x="0.53cm" svg:y="0.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16cm" table:end-y="0.509cm" draw:z-index="21" draw:name="Grafik 5" draw:style-name="gr1" draw:text-style-name="P1" svg:width="0.5cm" svg:height="0.5cm" svg:x="0.016cm" svg:y="0.00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5" table:end-x="0.482cm" table:end-y="0.509cm" draw:z-index="4" draw:name="Grafik 16" draw:style-name="gr1" draw:text-style-name="P1" svg:width="0.5cm" svg:height="0.5cm" svg:x="0.53cm" svg:y="0.009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16cm" table:end-y="0.508cm" draw:z-index="33" draw:name="Grafik 18" draw:style-name="gr1" draw:text-style-name="P1" svg:width="0.5cm" svg:height="0.5cm" svg:x="0.016cm" svg:y="0.00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6" table:end-x="0.382cm" table:end-y="0.508cm" draw:z-index="3" draw:name="Grafik 10" draw:style-name="gr1" draw:text-style-name="P1" svg:width="0.4cm" svg:height="0.5cm" svg:x="0.53cm" svg:y="0.00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16cm" table:end-y="0.506cm" draw:z-index="25" draw:name="Grafik 2" draw:style-name="gr1" draw:text-style-name="P1" svg:width="0.5cm" svg:height="0.5cm" svg:x="0.016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7" table:end-x="0.482cm" table:end-y="0.506cm" draw:z-index="0" draw:name="Grafik 15" draw:style-name="gr1" draw:text-style-name="P1" svg:width="0.5cm" svg:height="0.5cm" svg:x="0.53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C8" table:end-x="0.008cm" table:end-y="0.405cm" draw:z-index="35" draw:name="Grafik 5" draw:style-name="gr1" draw:text-style-name="P1" svg:width="0.54cm" svg:height="0.4cm" svg:x="0.016cm" svg:y="0.00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8" table:end-x="0.382cm" table:end-y="0.505cm" draw:z-index="5" draw:name="Grafik 6" draw:style-name="gr1" draw:text-style-name="P1" svg:width="0.4cm" svg:height="0.5cm" svg:x="0.53cm" svg:y="0.00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16cm" table:end-y="0.503cm" draw:z-index="27" draw:name="Grafik 17" draw:style-name="gr1" draw:text-style-name="P1" svg:width="0.5cm" svg:height="0.5cm" svg:x="0.016cm" svg:y="0.00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9" table:end-x="0.482cm" table:end-y="0.403cm" draw:z-index="15" draw:name="Grafik 17" draw:style-name="gr1" draw:text-style-name="P1" svg:width="0.5cm" svg:height="0.4cm" svg:x="0.53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C10" table:end-x="0.008cm" table:end-y="0.402cm" draw:z-index="34" draw:name="Grafik 5" draw:style-name="gr1" draw:text-style-name="P1" svg:width="0.54cm" svg:height="0.4cm" svg:x="0.016cm" svg:y="0.002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0" table:end-x="0.482cm" table:end-y="0.502cm" draw:z-index="6" draw:name="Grafik 3" draw:style-name="gr1" draw:text-style-name="P1" svg:width="0.5cm" svg:height="0.5cm" svg:x="0.53cm" svg:y="0.00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516cm" table:end-y="0.5cm" draw:z-index="29" draw:name="Grafik 3" draw:style-name="gr1" draw:text-style-name="P1" svg:width="0.5cm" svg:height="0.5cm" svg:x="0.01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1" table:end-x="0.382cm" table:end-y="0.5cm" draw:z-index="7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16cm" table:end-y="0.498cm" draw:z-index="26" draw:name="Grafik 11" draw:style-name="gr1" draw:text-style-name="P1" svg:width="0.5cm" svg:height="0.5cm" svg:x="0.016cm" svg:y="0.546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B12" table:end-x="0.416cm" table:end-y="0.499cm" draw:z-index="28" draw:name="Grafik 7" draw:style-name="gr1" draw:text-style-name="P1" svg:width="0.4cm" svg:height="0.5cm" svg:x="0.016cm" svg:y="-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2" table:end-x="0.482cm" table:end-y="0.499cm" draw:z-index="8" draw:name="Grafik 17" draw:style-name="gr1" draw:text-style-name="P1" svg:width="0.5cm" svg:height="0.5cm" svg:x="0.53cm" svg:y="-0.001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U13" table:end-x="0.482cm" table:end-y="0.498cm" draw:z-index="9" draw:name="Grafik 11" draw:style-name="gr1" draw:text-style-name="P1" svg:width="0.5cm" svg:height="0.5cm" svg:x="0.53cm" svg:y="0.54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B14" table:end-x="0.516cm" table:end-y="0.497cm" draw:z-index="24" draw:name="Grafik 6" draw:style-name="gr1" draw:text-style-name="P1" svg:width="0.5cm" svg:height="0.5cm" svg:x="0.016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4" table:end-x="0.482cm" table:end-y="0.497cm" draw:z-index="13" draw:name="Grafik 2" draw:style-name="gr1" draw:text-style-name="P1" svg:width="0.5cm" svg:height="0.5cm" svg:x="0.53cm" svg:y="0.54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16cm" table:end-y="0.494cm" draw:z-index="23" draw:name="Grafik 3" draw:style-name="gr1" draw:text-style-name="P1" svg:width="0.5cm" svg:height="0.5cm" svg:x="0.016cm" svg:y="0.54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5" table:end-x="0.482cm" table:end-y="0.494cm" draw:z-index="14" draw:name="Grafik 6" draw:style-name="gr1" draw:text-style-name="P1" svg:width="0.5cm" svg:height="0.5cm" svg:x="0.53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516cm" table:end-y="0.443cm" draw:z-index="20" draw:name="Grafik 13" draw:style-name="gr1" draw:text-style-name="P1" svg:width="0.5cm" svg:height="0.45cm" svg:x="0.016cm" svg:y="0.54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6" table:end-x="0.482cm" table:end-y="0.493cm" draw:z-index="17" draw:name="Grafik 3" draw:style-name="gr1" draw:text-style-name="P1" svg:width="0.5cm" svg:height="0.5cm" svg:x="0.53cm" svg:y="0.54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466cm" table:end-y="0.492cm" draw:z-index="22" draw:name="Grafik 14" draw:style-name="gr1" draw:text-style-name="P1" svg:width="0.45cm" svg:height="0.5cm" svg:x="0.016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7" table:end-x="0.432cm" table:end-y="0.492cm" draw:z-index="10" draw:name="Grafik 14" draw:style-name="gr1" draw:text-style-name="P1" svg:width="0.45cm" svg:height="0.5cm" svg:x="0.53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516cm" table:end-y="0.39cm" draw:z-index="30" draw:name="Grafik 17" draw:style-name="gr1" draw:text-style-name="P1" svg:width="0.5cm" svg:height="0.4cm" svg:x="0.016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8" table:end-x="0.482cm" table:end-y="0.49cm" draw:z-index="16" draw:name="Grafik 5" draw:style-name="gr1" draw:text-style-name="P1" svg:width="0.5cm" svg:height="0.5cm" svg:x="0.53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16cm" table:end-y="0.489cm" draw:z-index="32" draw:name="Grafik 16" draw:style-name="gr1" draw:text-style-name="P1" svg:width="0.5cm" svg:height="0.5cm" svg:x="0.016cm" svg:y="0.53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17"/>
          <table:table-cell>
            <draw:frame table:end-cell-address="Sheet1.U19" table:end-x="0.482cm" table:end-y="0.439cm" draw:z-index="11" draw:name="Grafik 13" draw:style-name="gr1" draw:text-style-name="P1" svg:width="0.5cm" svg:height="0.45cm" svg:x="0.53cm" svg:y="0.53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table:number-columns-repeated="3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6.02.2020</text:date>, <text:time>16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2S</meta:editing-duration>
    <meta:editing-cycles>5</meta:editing-cycles>
    <meta:generator>OpenOffice/4.1.5$Win32 OpenOffice.org_project/415m1$Build-9789</meta:generator>
    <dc:date>2020-02-06T16:19:03.68</dc:date>
    <meta:document-statistic meta:table-count="3" meta:cell-count="54" meta:object-count="36"/>
    <meta:user-defined meta:name="Info 1"/>
    <meta:user-defined meta:name="Info 2"/>
    <meta:user-defined meta:name="Info 3"/>
    <meta:user-defined meta:name="Info 4"/>
  </office:meta>
</office:document-meta>
</file>